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]" office:value-type="float" office:value="1" calcext:value-type="float">
            <text:p>1</text:p>
          </table:table-cell>
          <table:table-cell table:formula="of:=[.B1]*2" office:value-type="float" office:value="26" calcext:value-type="float">
            <text:p>26</text:p>
          </table:table-cell>
          <table:table-cell table:number-columns-repeated="2"/>
          <table:table-cell table:formula="of:=&quot;            dta b(&quot;&amp;[.D1]&amp;&quot;)&quot;" office:value-type="string" office:string-value="            dta b(1)" calcext:value-type="string">
            <text:p><text:s text:c="12"/>dta b(1)</text:p>
          </table:table-cell>
          <table:table-cell table:formula="of:=&quot;            dta b(&quot;&amp;[.E1]&amp;&quot;)&quot;" office:value-type="string" office:string-value="            dta b(26)" calcext:value-type="string">
            <text:p><text:s text:c="12"/>dta b(2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table:formula="of:=[.B2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2]&amp;&quot;)&quot;" office:value-type="string" office:string-value="            dta b(1)" calcext:value-type="string">
            <text:p><text:s text:c="12"/>dta b(1)</text:p>
          </table:table-cell>
          <table:table-cell table:formula="of:=&quot;            dta b(&quot;&amp;[.E2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]" office:value-type="float" office:value="0" calcext:value-type="float">
            <text:p>0</text:p>
          </table:table-cell>
          <table:table-cell table:formula="of:=[.B3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3]&amp;&quot;)&quot;" office:value-type="string" office:string-value="            dta b(0)" calcext:value-type="string">
            <text:p><text:s text:c="12"/>dta b(0)</text:p>
          </table:table-cell>
          <table:table-cell table:formula="of:=&quot;            dta b(&quot;&amp;[.E3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]" office:value-type="float" office:value="0" calcext:value-type="float">
            <text:p>0</text:p>
          </table:table-cell>
          <table:table-cell table:formula="of:=[.B4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4]&amp;&quot;)&quot;" office:value-type="string" office:string-value="            dta b(0)" calcext:value-type="string">
            <text:p><text:s text:c="12"/>dta b(0)</text:p>
          </table:table-cell>
          <table:table-cell table:formula="of:=&quot;            dta b(&quot;&amp;[.E4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5]" office:value-type="float" office:value="1" calcext:value-type="float">
            <text:p>1</text:p>
          </table:table-cell>
          <table:table-cell table:formula="of:=[.B5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5]&amp;&quot;)&quot;" office:value-type="string" office:string-value="            dta b(1)" calcext:value-type="string">
            <text:p><text:s text:c="12"/>dta b(1)</text:p>
          </table:table-cell>
          <table:table-cell table:formula="of:=&quot;            dta b(&quot;&amp;[.E5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6]" office:value-type="float" office:value="1" calcext:value-type="float">
            <text:p>1</text:p>
          </table:table-cell>
          <table:table-cell table:formula="of:=[.B6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6]&amp;&quot;)&quot;" office:value-type="string" office:string-value="            dta b(1)" calcext:value-type="string">
            <text:p><text:s text:c="12"/>dta b(1)</text:p>
          </table:table-cell>
          <table:table-cell table:formula="of:=&quot;            dta b(&quot;&amp;[.E6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7]" office:value-type="float" office:value="1" calcext:value-type="float">
            <text:p>1</text:p>
          </table:table-cell>
          <table:table-cell table:formula="of:=[.B7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7]&amp;&quot;)&quot;" office:value-type="string" office:string-value="            dta b(1)" calcext:value-type="string">
            <text:p><text:s text:c="12"/>dta b(1)</text:p>
          </table:table-cell>
          <table:table-cell table:formula="of:=&quot;            dta b(&quot;&amp;[.E7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8]" office:value-type="float" office:value="2" calcext:value-type="float">
            <text:p>2</text:p>
          </table:table-cell>
          <table:table-cell table:formula="of:=[.B8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8]&amp;&quot;)&quot;" office:value-type="string" office:string-value="            dta b(2)" calcext:value-type="string">
            <text:p><text:s text:c="12"/>dta b(2)</text:p>
          </table:table-cell>
          <table:table-cell table:formula="of:=&quot;            dta b(&quot;&amp;[.E8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9]" office:value-type="float" office:value="2" calcext:value-type="float">
            <text:p>2</text:p>
          </table:table-cell>
          <table:table-cell table:formula="of:=[.B9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9]&amp;&quot;)&quot;" office:value-type="string" office:string-value="            dta b(2)" calcext:value-type="string">
            <text:p><text:s text:c="12"/>dta b(2)</text:p>
          </table:table-cell>
          <table:table-cell table:formula="of:=&quot;            dta b(&quot;&amp;[.E9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0]" office:value-type="float" office:value="3" calcext:value-type="float">
            <text:p>3</text:p>
          </table:table-cell>
          <table:table-cell table:formula="of:=[.B10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10]&amp;&quot;)&quot;" office:value-type="string" office:string-value="            dta b(3)" calcext:value-type="string">
            <text:p><text:s text:c="12"/>dta b(3)</text:p>
          </table:table-cell>
          <table:table-cell table:formula="of:=&quot;            dta b(&quot;&amp;[.E10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1]" office:value-type="float" office:value="3" calcext:value-type="float">
            <text:p>3</text:p>
          </table:table-cell>
          <table:table-cell table:formula="of:=[.B11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11]&amp;&quot;)&quot;" office:value-type="string" office:string-value="            dta b(3)" calcext:value-type="string">
            <text:p><text:s text:c="12"/>dta b(3)</text:p>
          </table:table-cell>
          <table:table-cell table:formula="of:=&quot;            dta b(&quot;&amp;[.E11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2]" office:value-type="float" office:value="4" calcext:value-type="float">
            <text:p>4</text:p>
          </table:table-cell>
          <table:table-cell table:formula="of:=[.B12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12]&amp;&quot;)&quot;" office:value-type="string" office:string-value="            dta b(4)" calcext:value-type="string">
            <text:p><text:s text:c="12"/>dta b(4)</text:p>
          </table:table-cell>
          <table:table-cell table:formula="of:=&quot;            dta b(&quot;&amp;[.E12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3]" office:value-type="float" office:value="5" calcext:value-type="float">
            <text:p>5</text:p>
          </table:table-cell>
          <table:table-cell table:formula="of:=[.B13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13]&amp;&quot;)&quot;" office:value-type="string" office:string-value="            dta b(5)" calcext:value-type="string">
            <text:p><text:s text:c="12"/>dta b(5)</text:p>
          </table:table-cell>
          <table:table-cell table:formula="of:=&quot;            dta b(&quot;&amp;[.E13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4]" office:value-type="float" office:value="6" calcext:value-type="float">
            <text:p>6</text:p>
          </table:table-cell>
          <table:table-cell table:formula="of:=[.B14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14]&amp;&quot;)&quot;" office:value-type="string" office:string-value="            dta b(6)" calcext:value-type="string">
            <text:p><text:s text:c="12"/>dta b(6)</text:p>
          </table:table-cell>
          <table:table-cell table:formula="of:=&quot;            dta b(&quot;&amp;[.E14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5]" office:value-type="float" office:value="7" calcext:value-type="float">
            <text:p>7</text:p>
          </table:table-cell>
          <table:table-cell table:formula="of:=[.B15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15]&amp;&quot;)&quot;" office:value-type="string" office:string-value="            dta b(7)" calcext:value-type="string">
            <text:p><text:s text:c="12"/>dta b(7)</text:p>
          </table:table-cell>
          <table:table-cell table:formula="of:=&quot;            dta b(&quot;&amp;[.E15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6]" office:value-type="float" office:value="8" calcext:value-type="float">
            <text:p>8</text:p>
          </table:table-cell>
          <table:table-cell table:formula="of:=[.B16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16]&amp;&quot;)&quot;" office:value-type="string" office:string-value="            dta b(8)" calcext:value-type="string">
            <text:p><text:s text:c="12"/>dta b(8)</text:p>
          </table:table-cell>
          <table:table-cell table:formula="of:=&quot;            dta b(&quot;&amp;[.E16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7]" office:value-type="float" office:value="9" calcext:value-type="float">
            <text:p>9</text:p>
          </table:table-cell>
          <table:table-cell table:formula="of:=[.B17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17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17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8]" office:value-type="float" office:value="10" calcext:value-type="float">
            <text:p>10</text:p>
          </table:table-cell>
          <table:table-cell table:formula="of:=[.B18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18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18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9]" office:value-type="float" office:value="11" calcext:value-type="float">
            <text:p>11</text:p>
          </table:table-cell>
          <table:table-cell table:formula="of:=[.B19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19]&amp;&quot;)&quot;" office:value-type="string" office:string-value="            dta b(11)" calcext:value-type="string">
            <text:p><text:s text:c="12"/>dta b(11)</text:p>
          </table:table-cell>
          <table:table-cell table:formula="of:=&quot;            dta b(&quot;&amp;[.E19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0]" office:value-type="float" office:value="12" calcext:value-type="float">
            <text:p>12</text:p>
          </table:table-cell>
          <table:table-cell table:formula="of:=[.B20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20]&amp;&quot;)&quot;" office:value-type="string" office:string-value="            dta b(12)" calcext:value-type="string">
            <text:p><text:s text:c="12"/>dta b(12)</text:p>
          </table:table-cell>
          <table:table-cell table:formula="of:=&quot;            dta b(&quot;&amp;[.E20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1]" office:value-type="float" office:value="13" calcext:value-type="float">
            <text:p>13</text:p>
          </table:table-cell>
          <table:table-cell table:formula="of:=[.B21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21]&amp;&quot;)&quot;" office:value-type="string" office:string-value="            dta b(13)" calcext:value-type="string">
            <text:p><text:s text:c="12"/>dta b(13)</text:p>
          </table:table-cell>
          <table:table-cell table:formula="of:=&quot;            dta b(&quot;&amp;[.E21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2]" office:value-type="float" office:value="14" calcext:value-type="float">
            <text:p>14</text:p>
          </table:table-cell>
          <table:table-cell table:formula="of:=[.B22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22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22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/>
          <table:table-cell table:formula="of:=[.A23]" office:value-type="float" office:value="14" calcext:value-type="float">
            <text:p>14</text:p>
          </table:table-cell>
          <table:table-cell table:formula="of:=[.B23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23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23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4]" office:value-type="float" office:value="15" calcext:value-type="float">
            <text:p>15</text:p>
          </table:table-cell>
          <table:table-cell table:formula="of:=[.B24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24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24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/>
          <table:table-cell table:formula="of:=[.A25]" office:value-type="float" office:value="15" calcext:value-type="float">
            <text:p>15</text:p>
          </table:table-cell>
          <table:table-cell table:formula="of:=[.B25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25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25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6]" office:value-type="float" office:value="15" calcext:value-type="float">
            <text:p>15</text:p>
          </table:table-cell>
          <table:table-cell table:formula="of:=[.B26]*2" office:value-type="float" office:value="26" calcext:value-type="float">
            <text:p>26</text:p>
          </table:table-cell>
          <table:table-cell table:number-columns-repeated="2"/>
          <table:table-cell table:formula="of:=&quot;            dta b(&quot;&amp;[.D26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26]&amp;&quot;)&quot;" office:value-type="string" office:string-value="            dta b(26)" calcext:value-type="string">
            <text:p><text:s text:c="12"/>dta b(26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7]" office:value-type="float" office:value="16" calcext:value-type="float">
            <text:p>16</text:p>
          </table:table-cell>
          <table:table-cell table:formula="of:=[.B27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27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27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8]" office:value-type="float" office:value="16" calcext:value-type="float">
            <text:p>16</text:p>
          </table:table-cell>
          <table:table-cell table:formula="of:=[.B28]*2" office:value-type="float" office:value="26" calcext:value-type="float">
            <text:p>26</text:p>
          </table:table-cell>
          <table:table-cell table:number-columns-repeated="2"/>
          <table:table-cell table:formula="of:=&quot;            dta b(&quot;&amp;[.D28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28]&amp;&quot;)&quot;" office:value-type="string" office:string-value="            dta b(26)" calcext:value-type="string">
            <text:p><text:s text:c="12"/>dta b(26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9]" office:value-type="float" office:value="17" calcext:value-type="float">
            <text:p>17</text:p>
          </table:table-cell>
          <table:table-cell table:formula="of:=[.B29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29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29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0]" office:value-type="float" office:value="16" calcext:value-type="float">
            <text:p>16</text:p>
          </table:table-cell>
          <table:table-cell table:formula="of:=[.B30]*2" office:value-type="float" office:value="24" calcext:value-type="float">
            <text:p>24</text:p>
          </table:table-cell>
          <table:table-cell table:number-columns-repeated="2"/>
          <table:table-cell table:formula="of:=&quot;            dta b(&quot;&amp;[.D30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30]&amp;&quot;)&quot;" office:value-type="string" office:string-value="            dta b(24)" calcext:value-type="string">
            <text:p><text:s text:c="12"/>dta b(24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1]" office:value-type="float" office:value="18" calcext:value-type="float">
            <text:p>18</text:p>
          </table:table-cell>
          <table:table-cell table:formula="of:=[.B31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31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31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2]" office:value-type="float" office:value="17" calcext:value-type="float">
            <text:p>17</text:p>
          </table:table-cell>
          <table:table-cell table:formula="of:=[.B32]*2" office:value-type="float" office:value="24" calcext:value-type="float">
            <text:p>24</text:p>
          </table:table-cell>
          <table:table-cell table:number-columns-repeated="2"/>
          <table:table-cell table:formula="of:=&quot;            dta b(&quot;&amp;[.D32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32]&amp;&quot;)&quot;" office:value-type="string" office:string-value="            dta b(24)" calcext:value-type="string">
            <text:p><text:s text:c="12"/>dta b(24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33]" office:value-type="float" office:value="19" calcext:value-type="float">
            <text:p>19</text:p>
          </table:table-cell>
          <table:table-cell table:formula="of:=[.B33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33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33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4]" office:value-type="float" office:value="18" calcext:value-type="float">
            <text:p>18</text:p>
          </table:table-cell>
          <table:table-cell table:formula="of:=[.B34]*2" office:value-type="float" office:value="24" calcext:value-type="float">
            <text:p>24</text:p>
          </table:table-cell>
          <table:table-cell table:number-columns-repeated="2"/>
          <table:table-cell table:formula="of:=&quot;            dta b(&quot;&amp;[.D34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34]&amp;&quot;)&quot;" office:value-type="string" office:string-value="            dta b(24)" calcext:value-type="string">
            <text:p><text:s text:c="12"/>dta b(24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35]" office:value-type="float" office:value="19" calcext:value-type="float">
            <text:p>19</text:p>
          </table:table-cell>
          <table:table-cell table:formula="of:=[.B35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35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35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6]" office:value-type="float" office:value="18" calcext:value-type="float">
            <text:p>18</text:p>
          </table:table-cell>
          <table:table-cell table:formula="of:=[.B36]*2" office:value-type="float" office:value="22" calcext:value-type="float">
            <text:p>22</text:p>
          </table:table-cell>
          <table:table-cell table:number-columns-repeated="2"/>
          <table:table-cell table:formula="of:=&quot;            dta b(&quot;&amp;[.D36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36]&amp;&quot;)&quot;" office:value-type="string" office:string-value="            dta b(22)" calcext:value-type="string">
            <text:p><text:s text:c="12"/>dta b(22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37]" office:value-type="float" office:value="19" calcext:value-type="float">
            <text:p>19</text:p>
          </table:table-cell>
          <table:table-cell table:formula="of:=[.B37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37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37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8]" office:value-type="float" office:value="19" calcext:value-type="float">
            <text:p>19</text:p>
          </table:table-cell>
          <table:table-cell table:formula="of:=[.B38]*2" office:value-type="float" office:value="24" calcext:value-type="float">
            <text:p>24</text:p>
          </table:table-cell>
          <table:table-cell table:number-columns-repeated="2"/>
          <table:table-cell table:formula="of:=&quot;            dta b(&quot;&amp;[.D38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38]&amp;&quot;)&quot;" office:value-type="string" office:string-value="            dta b(24)" calcext:value-type="string">
            <text:p><text:s text:c="12"/>dta b(24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39]" office:value-type="float" office:value="18" calcext:value-type="float">
            <text:p>18</text:p>
          </table:table-cell>
          <table:table-cell table:formula="of:=[.B39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39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39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0]" office:value-type="float" office:value="17" calcext:value-type="float">
            <text:p>17</text:p>
          </table:table-cell>
          <table:table-cell table:formula="of:=[.B40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40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40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1]" office:value-type="float" office:value="20" calcext:value-type="float">
            <text:p>20</text:p>
          </table:table-cell>
          <table:table-cell table:formula="of:=[.B41]*2" office:value-type="float" office:value="26" calcext:value-type="float">
            <text:p>26</text:p>
          </table:table-cell>
          <table:table-cell table:number-columns-repeated="2"/>
          <table:table-cell table:formula="of:=&quot;            dta b(&quot;&amp;[.D41]&amp;&quot;)&quot;" office:value-type="string" office:string-value="            dta b(20)" calcext:value-type="string">
            <text:p><text:s text:c="12"/>dta b(20)</text:p>
          </table:table-cell>
          <table:table-cell table:formula="of:=&quot;            dta b(&quot;&amp;[.E41]&amp;&quot;)&quot;" office:value-type="string" office:string-value="            dta b(26)" calcext:value-type="string">
            <text:p><text:s text:c="12"/>dta b(26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2]" office:value-type="float" office:value="17" calcext:value-type="float">
            <text:p>17</text:p>
          </table:table-cell>
          <table:table-cell table:formula="of:=[.B42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42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42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3]" office:value-type="float" office:value="19" calcext:value-type="float">
            <text:p>19</text:p>
          </table:table-cell>
          <table:table-cell table:formula="of:=[.B43]*2" office:value-type="float" office:value="22" calcext:value-type="float">
            <text:p>22</text:p>
          </table:table-cell>
          <table:table-cell table:number-columns-repeated="2"/>
          <table:table-cell table:formula="of:=&quot;            dta b(&quot;&amp;[.D43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43]&amp;&quot;)&quot;" office:value-type="string" office:string-value="            dta b(22)" calcext:value-type="string">
            <text:p><text:s text:c="12"/>dta b(22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4]" office:value-type="float" office:value="16" calcext:value-type="float">
            <text:p>16</text:p>
          </table:table-cell>
          <table:table-cell table:formula="of:=[.B44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44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44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45]" office:value-type="float" office:value="21" calcext:value-type="float">
            <text:p>21</text:p>
          </table:table-cell>
          <table:table-cell table:formula="of:=[.B45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45]&amp;&quot;)&quot;" office:value-type="string" office:string-value="            dta b(21)" calcext:value-type="string">
            <text:p><text:s text:c="12"/>dta b(21)</text:p>
          </table:table-cell>
          <table:table-cell table:formula="of:=&quot;            dta b(&quot;&amp;[.E45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6]" office:value-type="float" office:value="15" calcext:value-type="float">
            <text:p>15</text:p>
          </table:table-cell>
          <table:table-cell table:formula="of:=[.B46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46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46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7]" office:value-type="float" office:value="20" calcext:value-type="float">
            <text:p>20</text:p>
          </table:table-cell>
          <table:table-cell table:formula="of:=[.B47]*2" office:value-type="float" office:value="22" calcext:value-type="float">
            <text:p>22</text:p>
          </table:table-cell>
          <table:table-cell table:number-columns-repeated="2"/>
          <table:table-cell table:formula="of:=&quot;            dta b(&quot;&amp;[.D47]&amp;&quot;)&quot;" office:value-type="string" office:string-value="            dta b(20)" calcext:value-type="string">
            <text:p><text:s text:c="12"/>dta b(20)</text:p>
          </table:table-cell>
          <table:table-cell table:formula="of:=&quot;            dta b(&quot;&amp;[.E47]&amp;&quot;)&quot;" office:value-type="string" office:string-value="            dta b(22)" calcext:value-type="string">
            <text:p><text:s text:c="12"/>dta b(22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48]" office:value-type="float" office:value="14" calcext:value-type="float">
            <text:p>14</text:p>
          </table:table-cell>
          <table:table-cell table:formula="of:=[.B48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48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48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9]" office:value-type="float" office:value="22" calcext:value-type="float">
            <text:p>22</text:p>
          </table:table-cell>
          <table:table-cell table:formula="of:=[.B49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49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49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0]" office:value-type="float" office:value="21" calcext:value-type="float">
            <text:p>21</text:p>
          </table:table-cell>
          <table:table-cell table:formula="of:=[.B50]*2" office:value-type="float" office:value="22" calcext:value-type="float">
            <text:p>22</text:p>
          </table:table-cell>
          <table:table-cell table:number-columns-repeated="2"/>
          <table:table-cell table:formula="of:=&quot;            dta b(&quot;&amp;[.D50]&amp;&quot;)&quot;" office:value-type="string" office:string-value="            dta b(21)" calcext:value-type="string">
            <text:p><text:s text:c="12"/>dta b(21)</text:p>
          </table:table-cell>
          <table:table-cell table:formula="of:=&quot;            dta b(&quot;&amp;[.E50]&amp;&quot;)&quot;" office:value-type="string" office:string-value="            dta b(22)" calcext:value-type="string">
            <text:p><text:s text:c="12"/>dta b(22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51]" office:value-type="float" office:value="14" calcext:value-type="float">
            <text:p>14</text:p>
          </table:table-cell>
          <table:table-cell table:formula="of:=[.B51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51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51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52]" office:value-type="float" office:value="22" calcext:value-type="float">
            <text:p>22</text:p>
          </table:table-cell>
          <table:table-cell table:formula="of:=[.B52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52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52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53]" office:value-type="float" office:value="14" calcext:value-type="float">
            <text:p>14</text:p>
          </table:table-cell>
          <table:table-cell table:formula="of:=[.B53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53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53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4]" office:value-type="float" office:value="21" calcext:value-type="float">
            <text:p>21</text:p>
          </table:table-cell>
          <table:table-cell table:formula="of:=[.B54]*2" office:value-type="float" office:value="20" calcext:value-type="float">
            <text:p>20</text:p>
          </table:table-cell>
          <table:table-cell table:number-columns-repeated="2"/>
          <table:table-cell table:formula="of:=&quot;            dta b(&quot;&amp;[.D54]&amp;&quot;)&quot;" office:value-type="string" office:string-value="            dta b(21)" calcext:value-type="string">
            <text:p><text:s text:c="12"/>dta b(21)</text:p>
          </table:table-cell>
          <table:table-cell table:formula="of:=&quot;            dta b(&quot;&amp;[.E54]&amp;&quot;)&quot;" office:value-type="string" office:string-value="            dta b(20)" calcext:value-type="string">
            <text:p><text:s text:c="12"/>dta b(20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55]" office:value-type="float" office:value="22" calcext:value-type="float">
            <text:p>22</text:p>
          </table:table-cell>
          <table:table-cell table:formula="of:=[.B55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55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55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6]" office:value-type="float" office:value="22" calcext:value-type="float">
            <text:p>22</text:p>
          </table:table-cell>
          <table:table-cell table:formula="of:=[.B56]*2" office:value-type="float" office:value="20" calcext:value-type="float">
            <text:p>20</text:p>
          </table:table-cell>
          <table:table-cell table:number-columns-repeated="2"/>
          <table:table-cell table:formula="of:=&quot;            dta b(&quot;&amp;[.D56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56]&amp;&quot;)&quot;" office:value-type="string" office:string-value="            dta b(20)" calcext:value-type="string">
            <text:p><text:s text:c="12"/>dta b(20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57]" office:value-type="float" office:value="22" calcext:value-type="float">
            <text:p>22</text:p>
          </table:table-cell>
          <table:table-cell table:formula="of:=[.B57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57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57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8]" office:value-type="float" office:value="23" calcext:value-type="float">
            <text:p>23</text:p>
          </table:table-cell>
          <table:table-cell table:formula="of:=[.B58]*2" office:value-type="float" office:value="20" calcext:value-type="float">
            <text:p>20</text:p>
          </table:table-cell>
          <table:table-cell table:number-columns-repeated="2"/>
          <table:table-cell table:formula="of:=&quot;            dta b(&quot;&amp;[.D58]&amp;&quot;)&quot;" office:value-type="string" office:string-value="            dta b(23)" calcext:value-type="string">
            <text:p><text:s text:c="12"/>dta b(23)</text:p>
          </table:table-cell>
          <table:table-cell table:formula="of:=&quot;            dta b(&quot;&amp;[.E58]&amp;&quot;)&quot;" office:value-type="string" office:string-value="            dta b(20)" calcext:value-type="string">
            <text:p><text:s text:c="12"/>dta b(20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59]" office:value-type="float" office:value="22" calcext:value-type="float">
            <text:p>22</text:p>
          </table:table-cell>
          <table:table-cell table:formula="of:=[.B59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59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59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0]" office:value-type="float" office:value="24" calcext:value-type="float">
            <text:p>24</text:p>
          </table:table-cell>
          <table:table-cell table:formula="of:=[.B60]*2" office:value-type="float" office:value="18" calcext:value-type="float">
            <text:p>18</text:p>
          </table:table-cell>
          <table:table-cell table:number-columns-repeated="2"/>
          <table:table-cell table:formula="of:=&quot;            dta b(&quot;&amp;[.D60]&amp;&quot;)&quot;" office:value-type="string" office:string-value="            dta b(24)" calcext:value-type="string">
            <text:p><text:s text:c="12"/>dta b(24)</text:p>
          </table:table-cell>
          <table:table-cell table:formula="of:=&quot;            dta b(&quot;&amp;[.E60]&amp;&quot;)&quot;" office:value-type="string" office:string-value="            dta b(18)" calcext:value-type="string">
            <text:p><text:s text:c="12"/>dta b(18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1]" office:value-type="float" office:value="21" calcext:value-type="float">
            <text:p>21</text:p>
          </table:table-cell>
          <table:table-cell table:formula="of:=[.B61]*2" office:value-type="float" office:value="40" calcext:value-type="float">
            <text:p>40</text:p>
          </table:table-cell>
          <table:table-cell table:number-columns-repeated="2"/>
          <table:table-cell table:formula="of:=&quot;            dta b(&quot;&amp;[.D61]&amp;&quot;)&quot;" office:value-type="string" office:string-value="            dta b(21)" calcext:value-type="string">
            <text:p><text:s text:c="12"/>dta b(21)</text:p>
          </table:table-cell>
          <table:table-cell table:formula="of:=&quot;            dta b(&quot;&amp;[.E61]&amp;&quot;)&quot;" office:value-type="string" office:string-value="            dta b(40)" calcext:value-type="string">
            <text:p><text:s text:c="12"/>dta b(40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2]" office:value-type="float" office:value="25" calcext:value-type="float">
            <text:p>25</text:p>
          </table:table-cell>
          <table:table-cell table:formula="of:=[.B62]*2" office:value-type="float" office:value="18" calcext:value-type="float">
            <text:p>18</text:p>
          </table:table-cell>
          <table:table-cell table:number-columns-repeated="2"/>
          <table:table-cell table:formula="of:=&quot;            dta b(&quot;&amp;[.D62]&amp;&quot;)&quot;" office:value-type="string" office:string-value="            dta b(25)" calcext:value-type="string">
            <text:p><text:s text:c="12"/>dta b(25)</text:p>
          </table:table-cell>
          <table:table-cell table:formula="of:=&quot;            dta b(&quot;&amp;[.E62]&amp;&quot;)&quot;" office:value-type="string" office:string-value="            dta b(18)" calcext:value-type="string">
            <text:p><text:s text:c="12"/>dta b(18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63]" office:value-type="float" office:value="20" calcext:value-type="float">
            <text:p>20</text:p>
          </table:table-cell>
          <table:table-cell table:formula="of:=[.B63]*2" office:value-type="float" office:value="42" calcext:value-type="float">
            <text:p>42</text:p>
          </table:table-cell>
          <table:table-cell table:number-columns-repeated="2"/>
          <table:table-cell table:formula="of:=&quot;            dta b(&quot;&amp;[.D63]&amp;&quot;)&quot;" office:value-type="string" office:string-value="            dta b(20)" calcext:value-type="string">
            <text:p><text:s text:c="12"/>dta b(20)</text:p>
          </table:table-cell>
          <table:table-cell table:formula="of:=&quot;            dta b(&quot;&amp;[.E63]&amp;&quot;)&quot;" office:value-type="string" office:string-value="            dta b(42)" calcext:value-type="string">
            <text:p><text:s text:c="12"/>dta b(42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4]" office:value-type="float" office:value="25" calcext:value-type="float">
            <text:p>25</text:p>
          </table:table-cell>
          <table:table-cell table:formula="of:=[.B64]*2" office:value-type="float" office:value="16" calcext:value-type="float">
            <text:p>16</text:p>
          </table:table-cell>
          <table:table-cell table:number-columns-repeated="2"/>
          <table:table-cell table:formula="of:=&quot;            dta b(&quot;&amp;[.D64]&amp;&quot;)&quot;" office:value-type="string" office:string-value="            dta b(25)" calcext:value-type="string">
            <text:p><text:s text:c="12"/>dta b(25)</text:p>
          </table:table-cell>
          <table:table-cell table:formula="of:=&quot;            dta b(&quot;&amp;[.E64]&amp;&quot;)&quot;" office:value-type="string" office:string-value="            dta b(16)" calcext:value-type="string">
            <text:p><text:s text:c="12"/>dta b(16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5]" office:value-type="float" office:value="19" calcext:value-type="float">
            <text:p>19</text:p>
          </table:table-cell>
          <table:table-cell table:formula="of:=[.B65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65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65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6]" office:value-type="float" office:value="26" calcext:value-type="float">
            <text:p>26</text:p>
          </table:table-cell>
          <table:table-cell table:formula="of:=[.B66]*2" office:value-type="float" office:value="16" calcext:value-type="float">
            <text:p>16</text:p>
          </table:table-cell>
          <table:table-cell table:number-columns-repeated="2"/>
          <table:table-cell table:formula="of:=&quot;            dta b(&quot;&amp;[.D66]&amp;&quot;)&quot;" office:value-type="string" office:string-value="            dta b(26)" calcext:value-type="string">
            <text:p><text:s text:c="12"/>dta b(26)</text:p>
          </table:table-cell>
          <table:table-cell table:formula="of:=&quot;            dta b(&quot;&amp;[.E66]&amp;&quot;)&quot;" office:value-type="string" office:string-value="            dta b(16)" calcext:value-type="string">
            <text:p><text:s text:c="12"/>dta b(16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7]" office:value-type="float" office:value="18" calcext:value-type="float">
            <text:p>18</text:p>
          </table:table-cell>
          <table:table-cell table:formula="of:=[.B67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67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67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8]" office:value-type="float" office:value="27" calcext:value-type="float">
            <text:p>27</text:p>
          </table:table-cell>
          <table:table-cell table:formula="of:=[.B68]*2" office:value-type="float" office:value="14" calcext:value-type="float">
            <text:p>14</text:p>
          </table:table-cell>
          <table:table-cell table:number-columns-repeated="2"/>
          <table:table-cell table:formula="of:=&quot;            dta b(&quot;&amp;[.D68]&amp;&quot;)&quot;" office:value-type="string" office:string-value="            dta b(27)" calcext:value-type="string">
            <text:p><text:s text:c="12"/>dta b(27)</text:p>
          </table:table-cell>
          <table:table-cell table:formula="of:=&quot;            dta b(&quot;&amp;[.E68]&amp;&quot;)&quot;" office:value-type="string" office:string-value="            dta b(14)" calcext:value-type="string">
            <text:p><text:s text:c="12"/>dta b(14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69]" office:value-type="float" office:value="18" calcext:value-type="float">
            <text:p>18</text:p>
          </table:table-cell>
          <table:table-cell table:formula="of:=[.B69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69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69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0]" office:value-type="float" office:value="28" calcext:value-type="float">
            <text:p>28</text:p>
          </table:table-cell>
          <table:table-cell table:formula="of:=[.B70]*2" office:value-type="float" office:value="12" calcext:value-type="float">
            <text:p>12</text:p>
          </table:table-cell>
          <table:table-cell table:number-columns-repeated="2"/>
          <table:table-cell table:formula="of:=&quot;            dta b(&quot;&amp;[.D70]&amp;&quot;)&quot;" office:value-type="string" office:string-value="            dta b(28)" calcext:value-type="string">
            <text:p><text:s text:c="12"/>dta b(28)</text:p>
          </table:table-cell>
          <table:table-cell table:formula="of:=&quot;            dta b(&quot;&amp;[.E70]&amp;&quot;)&quot;" office:value-type="string" office:string-value="            dta b(12)" calcext:value-type="string">
            <text:p><text:s text:c="12"/>dta b(12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71]" office:value-type="float" office:value="17" calcext:value-type="float">
            <text:p>17</text:p>
          </table:table-cell>
          <table:table-cell table:formula="of:=[.B71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71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71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72]" office:value-type="float" office:value="28" calcext:value-type="float">
            <text:p>28</text:p>
          </table:table-cell>
          <table:table-cell table:formula="of:=[.B72]*2" office:value-type="float" office:value="10" calcext:value-type="float">
            <text:p>10</text:p>
          </table:table-cell>
          <table:table-cell table:number-columns-repeated="2"/>
          <table:table-cell table:formula="of:=&quot;            dta b(&quot;&amp;[.D72]&amp;&quot;)&quot;" office:value-type="string" office:string-value="            dta b(28)" calcext:value-type="string">
            <text:p><text:s text:c="12"/>dta b(28)</text:p>
          </table:table-cell>
          <table:table-cell table:formula="of:=&quot;            dta b(&quot;&amp;[.E72]&amp;&quot;)&quot;" office:value-type="string" office:string-value="            dta b(10)" calcext:value-type="string">
            <text:p><text:s text:c="12"/>dta b(1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73]" office:value-type="float" office:value="16" calcext:value-type="float">
            <text:p>16</text:p>
          </table:table-cell>
          <table:table-cell table:formula="of:=[.B73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73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73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74]" office:value-type="float" office:value="28" calcext:value-type="float">
            <text:p>28</text:p>
          </table:table-cell>
          <table:table-cell table:formula="of:=[.B74]*2" office:value-type="float" office:value="8" calcext:value-type="float">
            <text:p>8</text:p>
          </table:table-cell>
          <table:table-cell table:number-columns-repeated="2"/>
          <table:table-cell table:formula="of:=&quot;            dta b(&quot;&amp;[.D74]&amp;&quot;)&quot;" office:value-type="string" office:string-value="            dta b(28)" calcext:value-type="string">
            <text:p><text:s text:c="12"/>dta b(28)</text:p>
          </table:table-cell>
          <table:table-cell table:formula="of:=&quot;            dta b(&quot;&amp;[.E74]&amp;&quot;)&quot;" office:value-type="string" office:string-value="            dta b(8)" calcext:value-type="string">
            <text:p><text:s text:c="12"/>dta b(8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75]" office:value-type="float" office:value="15" calcext:value-type="float">
            <text:p>15</text:p>
          </table:table-cell>
          <table:table-cell table:formula="of:=[.B75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75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75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76]" office:value-type="float" office:value="27" calcext:value-type="float">
            <text:p>27</text:p>
          </table:table-cell>
          <table:table-cell table:formula="of:=[.B76]*2" office:value-type="float" office:value="6" calcext:value-type="float">
            <text:p>6</text:p>
          </table:table-cell>
          <table:table-cell table:number-columns-repeated="2"/>
          <table:table-cell table:formula="of:=&quot;            dta b(&quot;&amp;[.D76]&amp;&quot;)&quot;" office:value-type="string" office:string-value="            dta b(27)" calcext:value-type="string">
            <text:p><text:s text:c="12"/>dta b(27)</text:p>
          </table:table-cell>
          <table:table-cell table:formula="of:=&quot;            dta b(&quot;&amp;[.E76]&amp;&quot;)&quot;" office:value-type="string" office:string-value="            dta b(6)" calcext:value-type="string">
            <text:p><text:s text:c="12"/>dta b(6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77]" office:value-type="float" office:value="14" calcext:value-type="float">
            <text:p>14</text:p>
          </table:table-cell>
          <table:table-cell table:formula="of:=[.B77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77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77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78]" office:value-type="float" office:value="14" calcext:value-type="float">
            <text:p>14</text:p>
          </table:table-cell>
          <table:table-cell table:formula="of:=[.B78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78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78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79]" office:value-type="float" office:value="13" calcext:value-type="float">
            <text:p>13</text:p>
          </table:table-cell>
          <table:table-cell table:formula="of:=[.B79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79]&amp;&quot;)&quot;" office:value-type="string" office:string-value="            dta b(13)" calcext:value-type="string">
            <text:p><text:s text:c="12"/>dta b(13)</text:p>
          </table:table-cell>
          <table:table-cell table:formula="of:=&quot;            dta b(&quot;&amp;[.E79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0]" office:value-type="float" office:value="13" calcext:value-type="float">
            <text:p>13</text:p>
          </table:table-cell>
          <table:table-cell table:formula="of:=[.B80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80]&amp;&quot;)&quot;" office:value-type="string" office:string-value="            dta b(13)" calcext:value-type="string">
            <text:p><text:s text:c="12"/>dta b(13)</text:p>
          </table:table-cell>
          <table:table-cell table:formula="of:=&quot;            dta b(&quot;&amp;[.E80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1]" office:value-type="float" office:value="12" calcext:value-type="float">
            <text:p>12</text:p>
          </table:table-cell>
          <table:table-cell table:formula="of:=[.B81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81]&amp;&quot;)&quot;" office:value-type="string" office:string-value="            dta b(12)" calcext:value-type="string">
            <text:p><text:s text:c="12"/>dta b(12)</text:p>
          </table:table-cell>
          <table:table-cell table:formula="of:=&quot;            dta b(&quot;&amp;[.E81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82]" office:value-type="float" office:value="12" calcext:value-type="float">
            <text:p>12</text:p>
          </table:table-cell>
          <table:table-cell table:formula="of:=[.B82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82]&amp;&quot;)&quot;" office:value-type="string" office:string-value="            dta b(12)" calcext:value-type="string">
            <text:p><text:s text:c="12"/>dta b(12)</text:p>
          </table:table-cell>
          <table:table-cell table:formula="of:=&quot;            dta b(&quot;&amp;[.E82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83]" office:value-type="float" office:value="12" calcext:value-type="float">
            <text:p>12</text:p>
          </table:table-cell>
          <table:table-cell table:formula="of:=[.B83]*2" office:value-type="float" office:value="42" calcext:value-type="float">
            <text:p>42</text:p>
          </table:table-cell>
          <table:table-cell table:number-columns-repeated="2"/>
          <table:table-cell table:formula="of:=&quot;            dta b(&quot;&amp;[.D83]&amp;&quot;)&quot;" office:value-type="string" office:string-value="            dta b(12)" calcext:value-type="string">
            <text:p><text:s text:c="12"/>dta b(12)</text:p>
          </table:table-cell>
          <table:table-cell table:formula="of:=&quot;            dta b(&quot;&amp;[.E83]&amp;&quot;)&quot;" office:value-type="string" office:string-value="            dta b(42)" calcext:value-type="string">
            <text:p><text:s text:c="12"/>dta b(4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84]" office:value-type="float" office:value="11" calcext:value-type="float">
            <text:p>11</text:p>
          </table:table-cell>
          <table:table-cell table:formula="of:=[.B84]*2" office:value-type="float" office:value="42" calcext:value-type="float">
            <text:p>42</text:p>
          </table:table-cell>
          <table:table-cell table:number-columns-repeated="2"/>
          <table:table-cell table:formula="of:=&quot;            dta b(&quot;&amp;[.D84]&amp;&quot;)&quot;" office:value-type="string" office:string-value="            dta b(11)" calcext:value-type="string">
            <text:p><text:s text:c="12"/>dta b(11)</text:p>
          </table:table-cell>
          <table:table-cell table:formula="of:=&quot;            dta b(&quot;&amp;[.E84]&amp;&quot;)&quot;" office:value-type="string" office:string-value="            dta b(42)" calcext:value-type="string">
            <text:p><text:s text:c="12"/>dta b(4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5]" office:value-type="float" office:value="11" calcext:value-type="float">
            <text:p>11</text:p>
          </table:table-cell>
          <table:table-cell table:formula="of:=[.B85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85]&amp;&quot;)&quot;" office:value-type="string" office:string-value="            dta b(11)" calcext:value-type="string">
            <text:p><text:s text:c="12"/>dta b(11)</text:p>
          </table:table-cell>
          <table:table-cell table:formula="of:=&quot;            dta b(&quot;&amp;[.E85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6]" office:value-type="float" office:value="10" calcext:value-type="float">
            <text:p>10</text:p>
          </table:table-cell>
          <table:table-cell table:formula="of:=[.B86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86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86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87]" office:value-type="float" office:value="10" calcext:value-type="float">
            <text:p>10</text:p>
          </table:table-cell>
          <table:table-cell table:formula="of:=[.B87]*2" office:value-type="float" office:value="42" calcext:value-type="float">
            <text:p>42</text:p>
          </table:table-cell>
          <table:table-cell table:number-columns-repeated="2"/>
          <table:table-cell table:formula="of:=&quot;            dta b(&quot;&amp;[.D87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87]&amp;&quot;)&quot;" office:value-type="string" office:string-value="            dta b(42)" calcext:value-type="string">
            <text:p><text:s text:c="12"/>dta b(4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88]" office:value-type="float" office:value="11" calcext:value-type="float">
            <text:p>11</text:p>
          </table:table-cell>
          <table:table-cell table:formula="of:=[.B88]*2" office:value-type="float" office:value="40" calcext:value-type="float">
            <text:p>40</text:p>
          </table:table-cell>
          <table:table-cell table:number-columns-repeated="2"/>
          <table:table-cell table:formula="of:=&quot;            dta b(&quot;&amp;[.D88]&amp;&quot;)&quot;" office:value-type="string" office:string-value="            dta b(11)" calcext:value-type="string">
            <text:p><text:s text:c="12"/>dta b(11)</text:p>
          </table:table-cell>
          <table:table-cell table:formula="of:=&quot;            dta b(&quot;&amp;[.E88]&amp;&quot;)&quot;" office:value-type="string" office:string-value="            dta b(40)" calcext:value-type="string">
            <text:p><text:s text:c="12"/>dta b(40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89]" office:value-type="float" office:value="10" calcext:value-type="float">
            <text:p>10</text:p>
          </table:table-cell>
          <table:table-cell table:formula="of:=[.B89]*2" office:value-type="float" office:value="40" calcext:value-type="float">
            <text:p>40</text:p>
          </table:table-cell>
          <table:table-cell table:number-columns-repeated="2"/>
          <table:table-cell table:formula="of:=&quot;            dta b(&quot;&amp;[.D89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89]&amp;&quot;)&quot;" office:value-type="string" office:string-value="            dta b(40)" calcext:value-type="string">
            <text:p><text:s text:c="12"/>dta b(40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90]" office:value-type="float" office:value="9" calcext:value-type="float">
            <text:p>9</text:p>
          </table:table-cell>
          <table:table-cell table:formula="of:=[.B90]*2" office:value-type="float" office:value="42" calcext:value-type="float">
            <text:p>42</text:p>
          </table:table-cell>
          <table:table-cell table:number-columns-repeated="2"/>
          <table:table-cell table:formula="of:=&quot;            dta b(&quot;&amp;[.D90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90]&amp;&quot;)&quot;" office:value-type="string" office:string-value="            dta b(42)" calcext:value-type="string">
            <text:p><text:s text:c="12"/>dta b(42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91]" office:value-type="float" office:value="9" calcext:value-type="float">
            <text:p>9</text:p>
          </table:table-cell>
          <table:table-cell table:formula="of:=[.B91]*2" office:value-type="float" office:value="40" calcext:value-type="float">
            <text:p>40</text:p>
          </table:table-cell>
          <table:table-cell table:number-columns-repeated="2"/>
          <table:table-cell table:formula="of:=&quot;            dta b(&quot;&amp;[.D91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91]&amp;&quot;)&quot;" office:value-type="string" office:string-value="            dta b(40)" calcext:value-type="string">
            <text:p><text:s text:c="12"/>dta b(40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92]" office:value-type="float" office:value="10" calcext:value-type="float">
            <text:p>10</text:p>
          </table:table-cell>
          <table:table-cell table:formula="of:=[.B92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92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92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93]" office:value-type="float" office:value="8" calcext:value-type="float">
            <text:p>8</text:p>
          </table:table-cell>
          <table:table-cell table:formula="of:=[.B93]*2" office:value-type="float" office:value="40" calcext:value-type="float">
            <text:p>40</text:p>
          </table:table-cell>
          <table:table-cell table:number-columns-repeated="2"/>
          <table:table-cell table:formula="of:=&quot;            dta b(&quot;&amp;[.D93]&amp;&quot;)&quot;" office:value-type="string" office:string-value="            dta b(8)" calcext:value-type="string">
            <text:p><text:s text:c="12"/>dta b(8)</text:p>
          </table:table-cell>
          <table:table-cell table:formula="of:=&quot;            dta b(&quot;&amp;[.E93]&amp;&quot;)&quot;" office:value-type="string" office:string-value="            dta b(40)" calcext:value-type="string">
            <text:p><text:s text:c="12"/>dta b(40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94]" office:value-type="float" office:value="9" calcext:value-type="float">
            <text:p>9</text:p>
          </table:table-cell>
          <table:table-cell table:formula="of:=[.B94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94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94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95]" office:value-type="float" office:value="8" calcext:value-type="float">
            <text:p>8</text:p>
          </table:table-cell>
          <table:table-cell table:formula="of:=[.B95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95]&amp;&quot;)&quot;" office:value-type="string" office:string-value="            dta b(8)" calcext:value-type="string">
            <text:p><text:s text:c="12"/>dta b(8)</text:p>
          </table:table-cell>
          <table:table-cell table:formula="of:=&quot;            dta b(&quot;&amp;[.E95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96]" office:value-type="float" office:value="10" calcext:value-type="float">
            <text:p>10</text:p>
          </table:table-cell>
          <table:table-cell table:formula="of:=[.B96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96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96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97]" office:value-type="float" office:value="8" calcext:value-type="float">
            <text:p>8</text:p>
          </table:table-cell>
          <table:table-cell table:formula="of:=[.B97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97]&amp;&quot;)&quot;" office:value-type="string" office:string-value="            dta b(8)" calcext:value-type="string">
            <text:p><text:s text:c="12"/>dta b(8)</text:p>
          </table:table-cell>
          <table:table-cell table:formula="of:=&quot;            dta b(&quot;&amp;[.E97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98]" office:value-type="float" office:value="9" calcext:value-type="float">
            <text:p>9</text:p>
          </table:table-cell>
          <table:table-cell table:formula="of:=[.B98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98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98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99]" office:value-type="float" office:value="7" calcext:value-type="float">
            <text:p>7</text:p>
          </table:table-cell>
          <table:table-cell table:formula="of:=[.B99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99]&amp;&quot;)&quot;" office:value-type="string" office:string-value="            dta b(7)" calcext:value-type="string">
            <text:p><text:s text:c="12"/>dta b(7)</text:p>
          </table:table-cell>
          <table:table-cell table:formula="of:=&quot;            dta b(&quot;&amp;[.E99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00]" office:value-type="float" office:value="7" calcext:value-type="float">
            <text:p>7</text:p>
          </table:table-cell>
          <table:table-cell table:formula="of:=[.B100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100]&amp;&quot;)&quot;" office:value-type="string" office:string-value="            dta b(7)" calcext:value-type="string">
            <text:p><text:s text:c="12"/>dta b(7)</text:p>
          </table:table-cell>
          <table:table-cell table:formula="of:=&quot;            dta b(&quot;&amp;[.E100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01]" office:value-type="float" office:value="7" calcext:value-type="float">
            <text:p>7</text:p>
          </table:table-cell>
          <table:table-cell table:formula="of:=[.B101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101]&amp;&quot;)&quot;" office:value-type="string" office:string-value="            dta b(7)" calcext:value-type="string">
            <text:p><text:s text:c="12"/>dta b(7)</text:p>
          </table:table-cell>
          <table:table-cell table:formula="of:=&quot;            dta b(&quot;&amp;[.E101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02]" office:value-type="float" office:value="8" calcext:value-type="float">
            <text:p>8</text:p>
          </table:table-cell>
          <table:table-cell table:formula="of:=[.B102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102]&amp;&quot;)&quot;" office:value-type="string" office:string-value="            dta b(8)" calcext:value-type="string">
            <text:p><text:s text:c="12"/>dta b(8)</text:p>
          </table:table-cell>
          <table:table-cell table:formula="of:=&quot;            dta b(&quot;&amp;[.E102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03]" office:value-type="float" office:value="9" calcext:value-type="float">
            <text:p>9</text:p>
          </table:table-cell>
          <table:table-cell table:formula="of:=[.B103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103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103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04]" office:value-type="float" office:value="10" calcext:value-type="float">
            <text:p>10</text:p>
          </table:table-cell>
          <table:table-cell table:formula="of:=[.B104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104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104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05]" office:value-type="float" office:value="10" calcext:value-type="float">
            <text:p>10</text:p>
          </table:table-cell>
          <table:table-cell table:formula="of:=[.B105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105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105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06]" office:value-type="float" office:value="9" calcext:value-type="float">
            <text:p>9</text:p>
          </table:table-cell>
          <table:table-cell table:formula="of:=[.B106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106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106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07]" office:value-type="float" office:value="8" calcext:value-type="float">
            <text:p>8</text:p>
          </table:table-cell>
          <table:table-cell table:formula="of:=[.B107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107]&amp;&quot;)&quot;" office:value-type="string" office:string-value="            dta b(8)" calcext:value-type="string">
            <text:p><text:s text:c="12"/>dta b(8)</text:p>
          </table:table-cell>
          <table:table-cell table:formula="of:=&quot;            dta b(&quot;&amp;[.E107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08]" office:value-type="float" office:value="7" calcext:value-type="float">
            <text:p>7</text:p>
          </table:table-cell>
          <table:table-cell table:formula="of:=[.B108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108]&amp;&quot;)&quot;" office:value-type="string" office:string-value="            dta b(7)" calcext:value-type="string">
            <text:p><text:s text:c="12"/>dta b(7)</text:p>
          </table:table-cell>
          <table:table-cell table:formula="of:=&quot;            dta b(&quot;&amp;[.E108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09]" office:value-type="float" office:value="7" calcext:value-type="float">
            <text:p>7</text:p>
          </table:table-cell>
          <table:table-cell table:formula="of:=[.B109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109]&amp;&quot;)&quot;" office:value-type="string" office:string-value="            dta b(7)" calcext:value-type="string">
            <text:p><text:s text:c="12"/>dta b(7)</text:p>
          </table:table-cell>
          <table:table-cell table:formula="of:=&quot;            dta b(&quot;&amp;[.E109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10]" office:value-type="float" office:value="8" calcext:value-type="float">
            <text:p>8</text:p>
          </table:table-cell>
          <table:table-cell table:formula="of:=[.B110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110]&amp;&quot;)&quot;" office:value-type="string" office:string-value="            dta b(8)" calcext:value-type="string">
            <text:p><text:s text:c="12"/>dta b(8)</text:p>
          </table:table-cell>
          <table:table-cell table:formula="of:=&quot;            dta b(&quot;&amp;[.E110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11]" office:value-type="float" office:value="9" calcext:value-type="float">
            <text:p>9</text:p>
          </table:table-cell>
          <table:table-cell table:formula="of:=[.B111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111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111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12]" office:value-type="float" office:value="9" calcext:value-type="float">
            <text:p>9</text:p>
          </table:table-cell>
          <table:table-cell table:formula="of:=[.B112]*2" office:value-type="float" office:value="26" calcext:value-type="float">
            <text:p>26</text:p>
          </table:table-cell>
          <table:table-cell table:number-columns-repeated="2"/>
          <table:table-cell table:formula="of:=&quot;            dta b(&quot;&amp;[.D112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112]&amp;&quot;)&quot;" office:value-type="string" office:string-value="            dta b(26)" calcext:value-type="string">
            <text:p><text:s text:c="12"/>dta b(26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13]" office:value-type="float" office:value="8" calcext:value-type="float">
            <text:p>8</text:p>
          </table:table-cell>
          <table:table-cell table:formula="of:=[.B113]*2" office:value-type="float" office:value="26" calcext:value-type="float">
            <text:p>26</text:p>
          </table:table-cell>
          <table:table-cell table:number-columns-repeated="2"/>
          <table:table-cell table:formula="of:=&quot;            dta b(&quot;&amp;[.D113]&amp;&quot;)&quot;" office:value-type="string" office:string-value="            dta b(8)" calcext:value-type="string">
            <text:p><text:s text:c="12"/>dta b(8)</text:p>
          </table:table-cell>
          <table:table-cell table:formula="of:=&quot;            dta b(&quot;&amp;[.E113]&amp;&quot;)&quot;" office:value-type="string" office:string-value="            dta b(26)" calcext:value-type="string">
            <text:p><text:s text:c="12"/>dta b(26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14]" office:value-type="float" office:value="10" calcext:value-type="float">
            <text:p>10</text:p>
          </table:table-cell>
          <table:table-cell table:formula="of:=[.B114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114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114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15]" office:value-type="float" office:value="7" calcext:value-type="float">
            <text:p>7</text:p>
          </table:table-cell>
          <table:table-cell table:formula="of:=[.B115]*2" office:value-type="float" office:value="26" calcext:value-type="float">
            <text:p>26</text:p>
          </table:table-cell>
          <table:table-cell table:number-columns-repeated="2"/>
          <table:table-cell table:formula="of:=&quot;            dta b(&quot;&amp;[.D115]&amp;&quot;)&quot;" office:value-type="string" office:string-value="            dta b(7)" calcext:value-type="string">
            <text:p><text:s text:c="12"/>dta b(7)</text:p>
          </table:table-cell>
          <table:table-cell table:formula="of:=&quot;            dta b(&quot;&amp;[.E115]&amp;&quot;)&quot;" office:value-type="string" office:string-value="            dta b(26)" calcext:value-type="string">
            <text:p><text:s text:c="12"/>dta b(26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16]" office:value-type="float" office:value="9" calcext:value-type="float">
            <text:p>9</text:p>
          </table:table-cell>
          <table:table-cell table:formula="of:=[.B116]*2" office:value-type="float" office:value="24" calcext:value-type="float">
            <text:p>24</text:p>
          </table:table-cell>
          <table:table-cell table:number-columns-repeated="2"/>
          <table:table-cell table:formula="of:=&quot;            dta b(&quot;&amp;[.D116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116]&amp;&quot;)&quot;" office:value-type="string" office:string-value="            dta b(24)" calcext:value-type="string">
            <text:p><text:s text:c="12"/>dta b(24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17]" office:value-type="float" office:value="10" calcext:value-type="float">
            <text:p>10</text:p>
          </table:table-cell>
          <table:table-cell table:formula="of:=[.B117]*2" office:value-type="float" office:value="26" calcext:value-type="float">
            <text:p>26</text:p>
          </table:table-cell>
          <table:table-cell table:number-columns-repeated="2"/>
          <table:table-cell table:formula="of:=&quot;            dta b(&quot;&amp;[.D117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117]&amp;&quot;)&quot;" office:value-type="string" office:string-value="            dta b(26)" calcext:value-type="string">
            <text:p><text:s text:c="12"/>dta b(26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18]" office:value-type="float" office:value="11" calcext:value-type="float">
            <text:p>11</text:p>
          </table:table-cell>
          <table:table-cell table:formula="of:=[.B118]*2" office:value-type="float" office:value="24" calcext:value-type="float">
            <text:p>24</text:p>
          </table:table-cell>
          <table:table-cell table:number-columns-repeated="2"/>
          <table:table-cell table:formula="of:=&quot;            dta b(&quot;&amp;[.D118]&amp;&quot;)&quot;" office:value-type="string" office:string-value="            dta b(11)" calcext:value-type="string">
            <text:p><text:s text:c="12"/>dta b(11)</text:p>
          </table:table-cell>
          <table:table-cell table:formula="of:=&quot;            dta b(&quot;&amp;[.E118]&amp;&quot;)&quot;" office:value-type="string" office:string-value="            dta b(24)" calcext:value-type="string">
            <text:p><text:s text:c="12"/>dta b(24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19]" office:value-type="float" office:value="9" calcext:value-type="float">
            <text:p>9</text:p>
          </table:table-cell>
          <table:table-cell table:formula="of:=[.B119]*2" office:value-type="float" office:value="22" calcext:value-type="float">
            <text:p>22</text:p>
          </table:table-cell>
          <table:table-cell table:number-columns-repeated="2"/>
          <table:table-cell table:formula="of:=&quot;            dta b(&quot;&amp;[.D119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119]&amp;&quot;)&quot;" office:value-type="string" office:string-value="            dta b(22)" calcext:value-type="string">
            <text:p><text:s text:c="12"/>dta b(22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20]" office:value-type="float" office:value="10" calcext:value-type="float">
            <text:p>10</text:p>
          </table:table-cell>
          <table:table-cell table:formula="of:=[.B120]*2" office:value-type="float" office:value="24" calcext:value-type="float">
            <text:p>24</text:p>
          </table:table-cell>
          <table:table-cell table:number-columns-repeated="2"/>
          <table:table-cell table:formula="of:=&quot;            dta b(&quot;&amp;[.D120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120]&amp;&quot;)&quot;" office:value-type="string" office:string-value="            dta b(24)" calcext:value-type="string">
            <text:p><text:s text:c="12"/>dta b(24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21]" office:value-type="float" office:value="8" calcext:value-type="float">
            <text:p>8</text:p>
          </table:table-cell>
          <table:table-cell table:formula="of:=[.B121]*2" office:value-type="float" office:value="24" calcext:value-type="float">
            <text:p>24</text:p>
          </table:table-cell>
          <table:table-cell table:number-columns-repeated="2"/>
          <table:table-cell table:formula="of:=&quot;            dta b(&quot;&amp;[.D121]&amp;&quot;)&quot;" office:value-type="string" office:string-value="            dta b(8)" calcext:value-type="string">
            <text:p><text:s text:c="12"/>dta b(8)</text:p>
          </table:table-cell>
          <table:table-cell table:formula="of:=&quot;            dta b(&quot;&amp;[.E121]&amp;&quot;)&quot;" office:value-type="string" office:string-value="            dta b(24)" calcext:value-type="string">
            <text:p><text:s text:c="12"/>dta b(24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22]" office:value-type="float" office:value="10" calcext:value-type="float">
            <text:p>10</text:p>
          </table:table-cell>
          <table:table-cell table:formula="of:=[.B122]*2" office:value-type="float" office:value="22" calcext:value-type="float">
            <text:p>22</text:p>
          </table:table-cell>
          <table:table-cell table:number-columns-repeated="2"/>
          <table:table-cell table:formula="of:=&quot;            dta b(&quot;&amp;[.D122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122]&amp;&quot;)&quot;" office:value-type="string" office:string-value="            dta b(22)" calcext:value-type="string">
            <text:p><text:s text:c="12"/>dta b(22)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/>
          <table:table-cell table:formula="of:=[.A123]" office:value-type="float" office:value="11" calcext:value-type="float">
            <text:p>11</text:p>
          </table:table-cell>
          <table:table-cell table:formula="of:=[.B123]*2" office:value-type="float" office:value="22" calcext:value-type="float">
            <text:p>22</text:p>
          </table:table-cell>
          <table:table-cell table:number-columns-repeated="2"/>
          <table:table-cell table:formula="of:=&quot;            dta b(&quot;&amp;[.D123]&amp;&quot;)&quot;" office:value-type="string" office:string-value="            dta b(11)" calcext:value-type="string">
            <text:p><text:s text:c="12"/>dta b(11)</text:p>
          </table:table-cell>
          <table:table-cell table:formula="of:=&quot;            dta b(&quot;&amp;[.E123]&amp;&quot;)&quot;" office:value-type="string" office:string-value="            dta b(22)" calcext:value-type="string">
            <text:p><text:s text:c="12"/>dta b(2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24]" office:value-type="float" office:value="11" calcext:value-type="float">
            <text:p>11</text:p>
          </table:table-cell>
          <table:table-cell table:formula="of:=[.B124]*2" office:value-type="float" office:value="20" calcext:value-type="float">
            <text:p>20</text:p>
          </table:table-cell>
          <table:table-cell table:number-columns-repeated="2"/>
          <table:table-cell table:formula="of:=&quot;            dta b(&quot;&amp;[.D124]&amp;&quot;)&quot;" office:value-type="string" office:string-value="            dta b(11)" calcext:value-type="string">
            <text:p><text:s text:c="12"/>dta b(11)</text:p>
          </table:table-cell>
          <table:table-cell table:formula="of:=&quot;            dta b(&quot;&amp;[.E124]&amp;&quot;)&quot;" office:value-type="string" office:string-value="            dta b(20)" calcext:value-type="string">
            <text:p><text:s text:c="12"/>dta b(20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25]" office:value-type="float" office:value="12" calcext:value-type="float">
            <text:p>12</text:p>
          </table:table-cell>
          <table:table-cell table:formula="of:=[.B125]*2" office:value-type="float" office:value="20" calcext:value-type="float">
            <text:p>20</text:p>
          </table:table-cell>
          <table:table-cell table:number-columns-repeated="2"/>
          <table:table-cell table:formula="of:=&quot;            dta b(&quot;&amp;[.D125]&amp;&quot;)&quot;" office:value-type="string" office:string-value="            dta b(12)" calcext:value-type="string">
            <text:p><text:s text:c="12"/>dta b(12)</text:p>
          </table:table-cell>
          <table:table-cell table:formula="of:=&quot;            dta b(&quot;&amp;[.E125]&amp;&quot;)&quot;" office:value-type="string" office:string-value="            dta b(20)" calcext:value-type="string">
            <text:p><text:s text:c="12"/>dta b(20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26]" office:value-type="float" office:value="12" calcext:value-type="float">
            <text:p>12</text:p>
          </table:table-cell>
          <table:table-cell table:formula="of:=[.B126]*2" office:value-type="float" office:value="22" calcext:value-type="float">
            <text:p>22</text:p>
          </table:table-cell>
          <table:table-cell table:number-columns-repeated="2"/>
          <table:table-cell table:formula="of:=&quot;            dta b(&quot;&amp;[.D126]&amp;&quot;)&quot;" office:value-type="string" office:string-value="            dta b(12)" calcext:value-type="string">
            <text:p><text:s text:c="12"/>dta b(12)</text:p>
          </table:table-cell>
          <table:table-cell table:formula="of:=&quot;            dta b(&quot;&amp;[.E126]&amp;&quot;)&quot;" office:value-type="string" office:string-value="            dta b(22)" calcext:value-type="string">
            <text:p><text:s text:c="12"/>dta b(22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27]" office:value-type="float" office:value="12" calcext:value-type="float">
            <text:p>12</text:p>
          </table:table-cell>
          <table:table-cell table:formula="of:=[.B127]*2" office:value-type="float" office:value="18" calcext:value-type="float">
            <text:p>18</text:p>
          </table:table-cell>
          <table:table-cell table:number-columns-repeated="2"/>
          <table:table-cell table:formula="of:=&quot;            dta b(&quot;&amp;[.D127]&amp;&quot;)&quot;" office:value-type="string" office:string-value="            dta b(12)" calcext:value-type="string">
            <text:p><text:s text:c="12"/>dta b(12)</text:p>
          </table:table-cell>
          <table:table-cell table:formula="of:=&quot;            dta b(&quot;&amp;[.E127]&amp;&quot;)&quot;" office:value-type="string" office:string-value="            dta b(18)" calcext:value-type="string">
            <text:p><text:s text:c="12"/>dta b(18)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table:formula="of:=[.A128]" office:value-type="float" office:value="10" calcext:value-type="float">
            <text:p>10</text:p>
          </table:table-cell>
          <table:table-cell table:formula="of:=[.B128]*2" office:value-type="float" office:value="20" calcext:value-type="float">
            <text:p>20</text:p>
          </table:table-cell>
          <table:table-cell table:number-columns-repeated="2"/>
          <table:table-cell table:formula="of:=&quot;            dta b(&quot;&amp;[.D128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128]&amp;&quot;)&quot;" office:value-type="string" office:string-value="            dta b(20)" calcext:value-type="string">
            <text:p><text:s text:c="12"/>dta b(20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29]" office:value-type="float" office:value="13" calcext:value-type="float">
            <text:p>13</text:p>
          </table:table-cell>
          <table:table-cell table:formula="of:=[.B129]*2" office:value-type="float" office:value="18" calcext:value-type="float">
            <text:p>18</text:p>
          </table:table-cell>
          <table:table-cell table:number-columns-repeated="2"/>
          <table:table-cell table:formula="of:=&quot;            dta b(&quot;&amp;[.D129]&amp;&quot;)&quot;" office:value-type="string" office:string-value="            dta b(13)" calcext:value-type="string">
            <text:p><text:s text:c="12"/>dta b(13)</text:p>
          </table:table-cell>
          <table:table-cell table:formula="of:=&quot;            dta b(&quot;&amp;[.E129]&amp;&quot;)&quot;" office:value-type="string" office:string-value="            dta b(18)" calcext:value-type="string">
            <text:p><text:s text:c="12"/>dta b(18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0]" office:value-type="float" office:value="13" calcext:value-type="float">
            <text:p>13</text:p>
          </table:table-cell>
          <table:table-cell table:formula="of:=[.B130]*2" office:value-type="float" office:value="20" calcext:value-type="float">
            <text:p>20</text:p>
          </table:table-cell>
          <table:table-cell table:number-columns-repeated="2"/>
          <table:table-cell table:formula="of:=&quot;            dta b(&quot;&amp;[.D130]&amp;&quot;)&quot;" office:value-type="string" office:string-value="            dta b(13)" calcext:value-type="string">
            <text:p><text:s text:c="12"/>dta b(13)</text:p>
          </table:table-cell>
          <table:table-cell table:formula="of:=&quot;            dta b(&quot;&amp;[.E130]&amp;&quot;)&quot;" office:value-type="string" office:string-value="            dta b(20)" calcext:value-type="string">
            <text:p><text:s text:c="12"/>dta b(20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31]" office:value-type="float" office:value="11" calcext:value-type="float">
            <text:p>11</text:p>
          </table:table-cell>
          <table:table-cell table:formula="of:=[.B131]*2" office:value-type="float" office:value="18" calcext:value-type="float">
            <text:p>18</text:p>
          </table:table-cell>
          <table:table-cell table:number-columns-repeated="2"/>
          <table:table-cell table:formula="of:=&quot;            dta b(&quot;&amp;[.D131]&amp;&quot;)&quot;" office:value-type="string" office:string-value="            dta b(11)" calcext:value-type="string">
            <text:p><text:s text:c="12"/>dta b(11)</text:p>
          </table:table-cell>
          <table:table-cell table:formula="of:=&quot;            dta b(&quot;&amp;[.E131]&amp;&quot;)&quot;" office:value-type="string" office:string-value="            dta b(18)" calcext:value-type="string">
            <text:p><text:s text:c="12"/>dta b(18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32]" office:value-type="float" office:value="14" calcext:value-type="float">
            <text:p>14</text:p>
          </table:table-cell>
          <table:table-cell table:formula="of:=[.B132]*2" office:value-type="float" office:value="16" calcext:value-type="float">
            <text:p>16</text:p>
          </table:table-cell>
          <table:table-cell table:number-columns-repeated="2"/>
          <table:table-cell table:formula="of:=&quot;            dta b(&quot;&amp;[.D132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132]&amp;&quot;)&quot;" office:value-type="string" office:string-value="            dta b(16)" calcext:value-type="string">
            <text:p><text:s text:c="12"/>dta b(1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33]" office:value-type="float" office:value="15" calcext:value-type="float">
            <text:p>15</text:p>
          </table:table-cell>
          <table:table-cell table:formula="of:=[.B133]*2" office:value-type="float" office:value="14" calcext:value-type="float">
            <text:p>14</text:p>
          </table:table-cell>
          <table:table-cell table:number-columns-repeated="2"/>
          <table:table-cell table:formula="of:=&quot;            dta b(&quot;&amp;[.D133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133]&amp;&quot;)&quot;" office:value-type="string" office:string-value="            dta b(14)" calcext:value-type="string">
            <text:p><text:s text:c="12"/>dta b(14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34]" office:value-type="float" office:value="15" calcext:value-type="float">
            <text:p>15</text:p>
          </table:table-cell>
          <table:table-cell table:formula="of:=[.B134]*2" office:value-type="float" office:value="16" calcext:value-type="float">
            <text:p>16</text:p>
          </table:table-cell>
          <table:table-cell table:number-columns-repeated="2"/>
          <table:table-cell table:formula="of:=&quot;            dta b(&quot;&amp;[.D134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134]&amp;&quot;)&quot;" office:value-type="string" office:string-value="            dta b(16)" calcext:value-type="string">
            <text:p><text:s text:c="12"/>dta b(16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35]" office:value-type="float" office:value="14" calcext:value-type="float">
            <text:p>14</text:p>
          </table:table-cell>
          <table:table-cell table:formula="of:=[.B135]*2" office:value-type="float" office:value="14" calcext:value-type="float">
            <text:p>14</text:p>
          </table:table-cell>
          <table:table-cell table:number-columns-repeated="2"/>
          <table:table-cell table:formula="of:=&quot;            dta b(&quot;&amp;[.D135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135]&amp;&quot;)&quot;" office:value-type="string" office:string-value="            dta b(14)" calcext:value-type="string">
            <text:p><text:s text:c="12"/>dta b(14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36]" office:value-type="float" office:value="14" calcext:value-type="float">
            <text:p>14</text:p>
          </table:table-cell>
          <table:table-cell table:formula="of:=[.B136]*2" office:value-type="float" office:value="18" calcext:value-type="float">
            <text:p>18</text:p>
          </table:table-cell>
          <table:table-cell table:number-columns-repeated="2"/>
          <table:table-cell table:formula="of:=&quot;            dta b(&quot;&amp;[.D136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136]&amp;&quot;)&quot;" office:value-type="string" office:string-value="            dta b(18)" calcext:value-type="string">
            <text:p><text:s text:c="12"/>dta b(18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37]" office:value-type="float" office:value="14" calcext:value-type="float">
            <text:p>14</text:p>
          </table:table-cell>
          <table:table-cell table:formula="of:=[.B137]*2" office:value-type="float" office:value="12" calcext:value-type="float">
            <text:p>12</text:p>
          </table:table-cell>
          <table:table-cell table:number-columns-repeated="2"/>
          <table:table-cell table:formula="of:=&quot;            dta b(&quot;&amp;[.D137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137]&amp;&quot;)&quot;" office:value-type="string" office:string-value="            dta b(12)" calcext:value-type="string">
            <text:p><text:s text:c="12"/>dta b(12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38]" office:value-type="float" office:value="15" calcext:value-type="float">
            <text:p>15</text:p>
          </table:table-cell>
          <table:table-cell table:formula="of:=[.B138]*2" office:value-type="float" office:value="18" calcext:value-type="float">
            <text:p>18</text:p>
          </table:table-cell>
          <table:table-cell table:number-columns-repeated="2"/>
          <table:table-cell table:formula="of:=&quot;            dta b(&quot;&amp;[.D138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138]&amp;&quot;)&quot;" office:value-type="string" office:string-value="            dta b(18)" calcext:value-type="string">
            <text:p><text:s text:c="12"/>dta b(18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39]" office:value-type="float" office:value="15" calcext:value-type="float">
            <text:p>15</text:p>
          </table:table-cell>
          <table:table-cell table:formula="of:=[.B139]*2" office:value-type="float" office:value="12" calcext:value-type="float">
            <text:p>12</text:p>
          </table:table-cell>
          <table:table-cell table:number-columns-repeated="2"/>
          <table:table-cell table:formula="of:=&quot;            dta b(&quot;&amp;[.D139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139]&amp;&quot;)&quot;" office:value-type="string" office:string-value="            dta b(12)" calcext:value-type="string">
            <text:p><text:s text:c="12"/>dta b(12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40]" office:value-type="float" office:value="16" calcext:value-type="float">
            <text:p>16</text:p>
          </table:table-cell>
          <table:table-cell table:formula="of:=[.B140]*2" office:value-type="float" office:value="16" calcext:value-type="float">
            <text:p>16</text:p>
          </table:table-cell>
          <table:table-cell table:number-columns-repeated="2"/>
          <table:table-cell table:formula="of:=&quot;            dta b(&quot;&amp;[.D140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140]&amp;&quot;)&quot;" office:value-type="string" office:string-value="            dta b(16)" calcext:value-type="string">
            <text:p><text:s text:c="12"/>dta b(16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1]" office:value-type="float" office:value="14" calcext:value-type="float">
            <text:p>14</text:p>
          </table:table-cell>
          <table:table-cell table:formula="of:=[.B141]*2" office:value-type="float" office:value="10" calcext:value-type="float">
            <text:p>10</text:p>
          </table:table-cell>
          <table:table-cell table:number-columns-repeated="2"/>
          <table:table-cell table:formula="of:=&quot;            dta b(&quot;&amp;[.D141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141]&amp;&quot;)&quot;" office:value-type="string" office:string-value="            dta b(10)" calcext:value-type="string">
            <text:p><text:s text:c="12"/>dta b(1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42]" office:value-type="float" office:value="16" calcext:value-type="float">
            <text:p>16</text:p>
          </table:table-cell>
          <table:table-cell table:formula="of:=[.B142]*2" office:value-type="float" office:value="18" calcext:value-type="float">
            <text:p>18</text:p>
          </table:table-cell>
          <table:table-cell table:number-columns-repeated="2"/>
          <table:table-cell table:formula="of:=&quot;            dta b(&quot;&amp;[.D142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142]&amp;&quot;)&quot;" office:value-type="string" office:string-value="            dta b(18)" calcext:value-type="string">
            <text:p><text:s text:c="12"/>dta b(18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3]" office:value-type="float" office:value="13" calcext:value-type="float">
            <text:p>13</text:p>
          </table:table-cell>
          <table:table-cell table:formula="of:=[.B143]*2" office:value-type="float" office:value="10" calcext:value-type="float">
            <text:p>10</text:p>
          </table:table-cell>
          <table:table-cell table:number-columns-repeated="2"/>
          <table:table-cell table:formula="of:=&quot;            dta b(&quot;&amp;[.D143]&amp;&quot;)&quot;" office:value-type="string" office:string-value="            dta b(13)" calcext:value-type="string">
            <text:p><text:s text:c="12"/>dta b(13)</text:p>
          </table:table-cell>
          <table:table-cell table:formula="of:=&quot;            dta b(&quot;&amp;[.E143]&amp;&quot;)&quot;" office:value-type="string" office:string-value="            dta b(10)" calcext:value-type="string">
            <text:p><text:s text:c="12"/>dta b(10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44]" office:value-type="float" office:value="17" calcext:value-type="float">
            <text:p>17</text:p>
          </table:table-cell>
          <table:table-cell table:formula="of:=[.B144]*2" office:value-type="float" office:value="18" calcext:value-type="float">
            <text:p>18</text:p>
          </table:table-cell>
          <table:table-cell table:number-columns-repeated="2"/>
          <table:table-cell table:formula="of:=&quot;            dta b(&quot;&amp;[.D144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144]&amp;&quot;)&quot;" office:value-type="string" office:string-value="            dta b(18)" calcext:value-type="string">
            <text:p><text:s text:c="12"/>dta b(18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5]" office:value-type="float" office:value="13" calcext:value-type="float">
            <text:p>13</text:p>
          </table:table-cell>
          <table:table-cell table:formula="of:=[.B145]*2" office:value-type="float" office:value="8" calcext:value-type="float">
            <text:p>8</text:p>
          </table:table-cell>
          <table:table-cell table:number-columns-repeated="2"/>
          <table:table-cell table:formula="of:=&quot;            dta b(&quot;&amp;[.D145]&amp;&quot;)&quot;" office:value-type="string" office:string-value="            dta b(13)" calcext:value-type="string">
            <text:p><text:s text:c="12"/>dta b(13)</text:p>
          </table:table-cell>
          <table:table-cell table:formula="of:=&quot;            dta b(&quot;&amp;[.E145]&amp;&quot;)&quot;" office:value-type="string" office:string-value="            dta b(8)" calcext:value-type="string">
            <text:p><text:s text:c="12"/>dta b(8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6]" office:value-type="float" office:value="15" calcext:value-type="float">
            <text:p>15</text:p>
          </table:table-cell>
          <table:table-cell table:formula="of:=[.B146]*2" office:value-type="float" office:value="10" calcext:value-type="float">
            <text:p>10</text:p>
          </table:table-cell>
          <table:table-cell table:number-columns-repeated="2"/>
          <table:table-cell table:formula="of:=&quot;            dta b(&quot;&amp;[.D146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146]&amp;&quot;)&quot;" office:value-type="string" office:string-value="            dta b(10)" calcext:value-type="string">
            <text:p><text:s text:c="12"/>dta b(10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7]" office:value-type="float" office:value="14" calcext:value-type="float">
            <text:p>14</text:p>
          </table:table-cell>
          <table:table-cell table:formula="of:=[.B147]*2" office:value-type="float" office:value="8" calcext:value-type="float">
            <text:p>8</text:p>
          </table:table-cell>
          <table:table-cell table:number-columns-repeated="2"/>
          <table:table-cell table:formula="of:=&quot;            dta b(&quot;&amp;[.D147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147]&amp;&quot;)&quot;" office:value-type="string" office:string-value="            dta b(8)" calcext:value-type="string">
            <text:p><text:s text:c="12"/>dta b(8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48]" office:value-type="float" office:value="14" calcext:value-type="float">
            <text:p>14</text:p>
          </table:table-cell>
          <table:table-cell table:formula="of:=[.B148]*2" office:value-type="float" office:value="6" calcext:value-type="float">
            <text:p>6</text:p>
          </table:table-cell>
          <table:table-cell table:number-columns-repeated="2"/>
          <table:table-cell table:formula="of:=&quot;            dta b(&quot;&amp;[.D148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148]&amp;&quot;)&quot;" office:value-type="string" office:string-value="            dta b(6)" calcext:value-type="string">
            <text:p><text:s text:c="12"/>dta b(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9]" office:value-type="float" office:value="15" calcext:value-type="float">
            <text:p>15</text:p>
          </table:table-cell>
          <table:table-cell table:formula="of:=[.B149]*2" office:value-type="float" office:value="8" calcext:value-type="float">
            <text:p>8</text:p>
          </table:table-cell>
          <table:table-cell table:number-columns-repeated="2"/>
          <table:table-cell table:formula="of:=&quot;            dta b(&quot;&amp;[.D149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149]&amp;&quot;)&quot;" office:value-type="string" office:string-value="            dta b(8)" calcext:value-type="string">
            <text:p><text:s text:c="12"/>dta b(8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50]" office:value-type="float" office:value="14" calcext:value-type="float">
            <text:p>14</text:p>
          </table:table-cell>
          <table:table-cell table:formula="of:=[.B150]*2" office:value-type="float" office:value="4" calcext:value-type="float">
            <text:p>4</text:p>
          </table:table-cell>
          <table:table-cell table:number-columns-repeated="2"/>
          <table:table-cell table:formula="of:=&quot;            dta b(&quot;&amp;[.D150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150]&amp;&quot;)&quot;" office:value-type="string" office:string-value="            dta b(4)" calcext:value-type="string">
            <text:p><text:s text:c="12"/>dta b(4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51]" office:value-type="float" office:value="15" calcext:value-type="float">
            <text:p>15</text:p>
          </table:table-cell>
          <table:table-cell table:formula="of:=[.B151]*2" office:value-type="float" office:value="6" calcext:value-type="float">
            <text:p>6</text:p>
          </table:table-cell>
          <table:table-cell table:number-columns-repeated="2"/>
          <table:table-cell table:formula="of:=&quot;            dta b(&quot;&amp;[.D151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151]&amp;&quot;)&quot;" office:value-type="string" office:string-value="            dta b(6)" calcext:value-type="string">
            <text:p><text:s text:c="12"/>dta b(6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52]" office:value-type="float" office:value="16" calcext:value-type="float">
            <text:p>16</text:p>
          </table:table-cell>
          <table:table-cell table:formula="of:=[.B152]*2" office:value-type="float" office:value="6" calcext:value-type="float">
            <text:p>6</text:p>
          </table:table-cell>
          <table:table-cell table:number-columns-repeated="2"/>
          <table:table-cell table:formula="of:=&quot;            dta b(&quot;&amp;[.D152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152]&amp;&quot;)&quot;" office:value-type="string" office:string-value="            dta b(6)" calcext:value-type="string">
            <text:p><text:s text:c="12"/>dta b(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53]" office:value-type="float" office:value="15" calcext:value-type="float">
            <text:p>15</text:p>
          </table:table-cell>
          <table:table-cell table:formula="of:=[.B153]*2" office:value-type="float" office:value="4" calcext:value-type="float">
            <text:p>4</text:p>
          </table:table-cell>
          <table:table-cell table:number-columns-repeated="2"/>
          <table:table-cell table:formula="of:=&quot;            dta b(&quot;&amp;[.D153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153]&amp;&quot;)&quot;" office:value-type="string" office:string-value="            dta b(4)" calcext:value-type="string">
            <text:p><text:s text:c="12"/>dta b(4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54]" office:value-type="float" office:value="16" calcext:value-type="float">
            <text:p>16</text:p>
          </table:table-cell>
          <table:table-cell table:formula="of:=[.B154]*2" office:value-type="float" office:value="4" calcext:value-type="float">
            <text:p>4</text:p>
          </table:table-cell>
          <table:table-cell table:number-columns-repeated="2"/>
          <table:table-cell table:formula="of:=&quot;            dta b(&quot;&amp;[.D154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154]&amp;&quot;)&quot;" office:value-type="string" office:string-value="            dta b(4)" calcext:value-type="string">
            <text:p><text:s text:c="12"/>dta b(4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55]" office:value-type="float" office:value="17" calcext:value-type="float">
            <text:p>17</text:p>
          </table:table-cell>
          <table:table-cell table:formula="of:=[.B155]*2" office:value-type="float" office:value="4" calcext:value-type="float">
            <text:p>4</text:p>
          </table:table-cell>
          <table:table-cell table:number-columns-repeated="2"/>
          <table:table-cell table:formula="of:=&quot;            dta b(&quot;&amp;[.D155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155]&amp;&quot;)&quot;" office:value-type="string" office:string-value="            dta b(4)" calcext:value-type="string">
            <text:p><text:s text:c="12"/>dta b(4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6]" office:value-type="float" office:value="16" calcext:value-type="float">
            <text:p>16</text:p>
          </table:table-cell>
          <table:table-cell table:formula="of:=[.B156]*2" office:value-type="float" office:value="2" calcext:value-type="float">
            <text:p>2</text:p>
          </table:table-cell>
          <table:table-cell table:number-columns-repeated="2"/>
          <table:table-cell table:formula="of:=&quot;            dta b(&quot;&amp;[.D156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156]&amp;&quot;)&quot;" office:value-type="string" office:string-value="            dta b(2)" calcext:value-type="string">
            <text:p><text:s text:c="12"/>dta b(2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7]" office:value-type="float" office:value="15" calcext:value-type="float">
            <text:p>15</text:p>
          </table:table-cell>
          <table:table-cell table:formula="of:=[.B157]*2" office:value-type="float" office:value="2" calcext:value-type="float">
            <text:p>2</text:p>
          </table:table-cell>
          <table:table-cell table:number-columns-repeated="2"/>
          <table:table-cell table:formula="of:=&quot;            dta b(&quot;&amp;[.D157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157]&amp;&quot;)&quot;" office:value-type="string" office:string-value="            dta b(2)" calcext:value-type="string">
            <text:p><text:s text:c="12"/>dta b(2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8]" office:value-type="float" office:value="17" calcext:value-type="float">
            <text:p>17</text:p>
          </table:table-cell>
          <table:table-cell table:formula="of:=[.B158]*2" office:value-type="float" office:value="2" calcext:value-type="float">
            <text:p>2</text:p>
          </table:table-cell>
          <table:table-cell table:number-columns-repeated="2"/>
          <table:table-cell table:formula="of:=&quot;            dta b(&quot;&amp;[.D158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158]&amp;&quot;)&quot;" office:value-type="string" office:string-value="            dta b(2)" calcext:value-type="string">
            <text:p><text:s text:c="12"/>dta b(2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9]" office:value-type="float" office:value="17" calcext:value-type="float">
            <text:p>17</text:p>
          </table:table-cell>
          <table:table-cell table:formula="of:=[.B159]*2" office:value-type="float" office:value="0" calcext:value-type="float">
            <text:p>0</text:p>
          </table:table-cell>
          <table:table-cell table:number-columns-repeated="2"/>
          <table:table-cell table:formula="of:=&quot;            dta b(&quot;&amp;[.D159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159]&amp;&quot;)&quot;" office:value-type="string" office:string-value="            dta b(0)" calcext:value-type="string">
            <text:p><text:s text:c="12"/>dta b(0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0]" office:value-type="float" office:value="18" calcext:value-type="float">
            <text:p>18</text:p>
          </table:table-cell>
          <table:table-cell table:formula="of:=[.B160]*2" office:value-type="float" office:value="2" calcext:value-type="float">
            <text:p>2</text:p>
          </table:table-cell>
          <table:table-cell table:number-columns-repeated="2"/>
          <table:table-cell table:formula="of:=&quot;            dta b(&quot;&amp;[.D160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160]&amp;&quot;)&quot;" office:value-type="string" office:string-value="            dta b(2)" calcext:value-type="string">
            <text:p><text:s text:c="12"/>dta b(2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1]" office:value-type="float" office:value="18" calcext:value-type="float">
            <text:p>18</text:p>
          </table:table-cell>
          <table:table-cell table:formula="of:=[.B161]*2" office:value-type="float" office:value="0" calcext:value-type="float">
            <text:p>0</text:p>
          </table:table-cell>
          <table:table-cell table:number-columns-repeated="2"/>
          <table:table-cell table:formula="of:=&quot;            dta b(&quot;&amp;[.D161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161]&amp;&quot;)&quot;" office:value-type="string" office:string-value="            dta b(0)" calcext:value-type="string">
            <text:p><text:s text:c="12"/>dta b(0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2]" office:value-type="float" office:value="19" calcext:value-type="float">
            <text:p>19</text:p>
          </table:table-cell>
          <table:table-cell table:formula="of:=[.B162]*2" office:value-type="float" office:value="0" calcext:value-type="float">
            <text:p>0</text:p>
          </table:table-cell>
          <table:table-cell table:number-columns-repeated="2"/>
          <table:table-cell table:formula="of:=&quot;            dta b(&quot;&amp;[.D162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162]&amp;&quot;)&quot;" office:value-type="string" office:string-value="            dta b(0)" calcext:value-type="string">
            <text:p><text:s text:c="12"/>dta b(0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3]" office:value-type="float" office:value="19" calcext:value-type="float">
            <text:p>19</text:p>
          </table:table-cell>
          <table:table-cell table:formula="of:=[.B163]*2" office:value-type="float" office:value="2" calcext:value-type="float">
            <text:p>2</text:p>
          </table:table-cell>
          <table:table-cell table:number-columns-repeated="2"/>
          <table:table-cell table:formula="of:=&quot;            dta b(&quot;&amp;[.D163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163]&amp;&quot;)&quot;" office:value-type="string" office:string-value="            dta b(2)" calcext:value-type="string">
            <text:p><text:s text:c="12"/>dta b(2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4]" office:value-type="float" office:value="20" calcext:value-type="float">
            <text:p>20</text:p>
          </table:table-cell>
          <table:table-cell table:formula="of:=[.B164]*2" office:value-type="float" office:value="0" calcext:value-type="float">
            <text:p>0</text:p>
          </table:table-cell>
          <table:table-cell table:number-columns-repeated="2"/>
          <table:table-cell table:formula="of:=&quot;            dta b(&quot;&amp;[.D164]&amp;&quot;)&quot;" office:value-type="string" office:string-value="            dta b(20)" calcext:value-type="string">
            <text:p><text:s text:c="12"/>dta b(20)</text:p>
          </table:table-cell>
          <table:table-cell table:formula="of:=&quot;            dta b(&quot;&amp;[.E164]&amp;&quot;)&quot;" office:value-type="string" office:string-value="            dta b(0)" calcext:value-type="string">
            <text:p><text:s text:c="12"/>dta b(0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5]" office:value-type="float" office:value="20" calcext:value-type="float">
            <text:p>20</text:p>
          </table:table-cell>
          <table:table-cell table:formula="of:=[.B165]*2" office:value-type="float" office:value="2" calcext:value-type="float">
            <text:p>2</text:p>
          </table:table-cell>
          <table:table-cell table:number-columns-repeated="2"/>
          <table:table-cell table:formula="of:=&quot;            dta b(&quot;&amp;[.D165]&amp;&quot;)&quot;" office:value-type="string" office:string-value="            dta b(20)" calcext:value-type="string">
            <text:p><text:s text:c="12"/>dta b(20)</text:p>
          </table:table-cell>
          <table:table-cell table:formula="of:=&quot;            dta b(&quot;&amp;[.E165]&amp;&quot;)&quot;" office:value-type="string" office:string-value="            dta b(2)" calcext:value-type="string">
            <text:p><text:s text:c="12"/>dta b(2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6]" office:value-type="float" office:value="21" calcext:value-type="float">
            <text:p>21</text:p>
          </table:table-cell>
          <table:table-cell table:formula="of:=[.B166]*2" office:value-type="float" office:value="0" calcext:value-type="float">
            <text:p>0</text:p>
          </table:table-cell>
          <table:table-cell table:number-columns-repeated="2"/>
          <table:table-cell table:formula="of:=&quot;            dta b(&quot;&amp;[.D166]&amp;&quot;)&quot;" office:value-type="string" office:string-value="            dta b(21)" calcext:value-type="string">
            <text:p><text:s text:c="12"/>dta b(21)</text:p>
          </table:table-cell>
          <table:table-cell table:formula="of:=&quot;            dta b(&quot;&amp;[.E166]&amp;&quot;)&quot;" office:value-type="string" office:string-value="            dta b(0)" calcext:value-type="string">
            <text:p><text:s text:c="12"/>dta b(0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7]" office:value-type="float" office:value="21" calcext:value-type="float">
            <text:p>21</text:p>
          </table:table-cell>
          <table:table-cell table:formula="of:=[.B167]*2" office:value-type="float" office:value="2" calcext:value-type="float">
            <text:p>2</text:p>
          </table:table-cell>
          <table:table-cell table:number-columns-repeated="2"/>
          <table:table-cell table:formula="of:=&quot;            dta b(&quot;&amp;[.D167]&amp;&quot;)&quot;" office:value-type="string" office:string-value="            dta b(21)" calcext:value-type="string">
            <text:p><text:s text:c="12"/>dta b(21)</text:p>
          </table:table-cell>
          <table:table-cell table:formula="of:=&quot;            dta b(&quot;&amp;[.E167]&amp;&quot;)&quot;" office:value-type="string" office:string-value="            dta b(2)" calcext:value-type="string">
            <text:p><text:s text:c="12"/>dta b(2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8]" office:value-type="float" office:value="22" calcext:value-type="float">
            <text:p>22</text:p>
          </table:table-cell>
          <table:table-cell table:formula="of:=[.B168]*2" office:value-type="float" office:value="2" calcext:value-type="float">
            <text:p>2</text:p>
          </table:table-cell>
          <table:table-cell table:number-columns-repeated="2"/>
          <table:table-cell table:formula="of:=&quot;            dta b(&quot;&amp;[.D168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168]&amp;&quot;)&quot;" office:value-type="string" office:string-value="            dta b(2)" calcext:value-type="string">
            <text:p><text:s text:c="12"/>dta b(2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9]" office:value-type="float" office:value="23" calcext:value-type="float">
            <text:p>23</text:p>
          </table:table-cell>
          <table:table-cell table:formula="of:=[.B169]*2" office:value-type="float" office:value="2" calcext:value-type="float">
            <text:p>2</text:p>
          </table:table-cell>
          <table:table-cell table:number-columns-repeated="2"/>
          <table:table-cell table:formula="of:=&quot;            dta b(&quot;&amp;[.D169]&amp;&quot;)&quot;" office:value-type="string" office:string-value="            dta b(23)" calcext:value-type="string">
            <text:p><text:s text:c="12"/>dta b(23)</text:p>
          </table:table-cell>
          <table:table-cell table:formula="of:=&quot;            dta b(&quot;&amp;[.E169]&amp;&quot;)&quot;" office:value-type="string" office:string-value="            dta b(2)" calcext:value-type="string">
            <text:p><text:s text:c="12"/>dta b(2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70]" office:value-type="float" office:value="23" calcext:value-type="float">
            <text:p>23</text:p>
          </table:table-cell>
          <table:table-cell table:formula="of:=[.B170]*2" office:value-type="float" office:value="4" calcext:value-type="float">
            <text:p>4</text:p>
          </table:table-cell>
          <table:table-cell table:number-columns-repeated="2"/>
          <table:table-cell table:formula="of:=&quot;            dta b(&quot;&amp;[.D170]&amp;&quot;)&quot;" office:value-type="string" office:string-value="            dta b(23)" calcext:value-type="string">
            <text:p><text:s text:c="12"/>dta b(23)</text:p>
          </table:table-cell>
          <table:table-cell table:formula="of:=&quot;            dta b(&quot;&amp;[.E170]&amp;&quot;)&quot;" office:value-type="string" office:string-value="            dta b(4)" calcext:value-type="string">
            <text:p><text:s text:c="12"/>dta b(4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71]" office:value-type="float" office:value="24" calcext:value-type="float">
            <text:p>24</text:p>
          </table:table-cell>
          <table:table-cell table:formula="of:=[.B171]*2" office:value-type="float" office:value="6" calcext:value-type="float">
            <text:p>6</text:p>
          </table:table-cell>
          <table:table-cell table:number-columns-repeated="2"/>
          <table:table-cell table:formula="of:=&quot;            dta b(&quot;&amp;[.D171]&amp;&quot;)&quot;" office:value-type="string" office:string-value="            dta b(24)" calcext:value-type="string">
            <text:p><text:s text:c="12"/>dta b(24)</text:p>
          </table:table-cell>
          <table:table-cell table:formula="of:=&quot;            dta b(&quot;&amp;[.E171]&amp;&quot;)&quot;" office:value-type="string" office:string-value="            dta b(6)" calcext:value-type="string">
            <text:p><text:s text:c="12"/>dta b(6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2]" office:value-type="float" office:value="24" calcext:value-type="float">
            <text:p>24</text:p>
          </table:table-cell>
          <table:table-cell table:formula="of:=[.B172]*2" office:value-type="float" office:value="8" calcext:value-type="float">
            <text:p>8</text:p>
          </table:table-cell>
          <table:table-cell table:number-columns-repeated="2"/>
          <table:table-cell table:formula="of:=&quot;            dta b(&quot;&amp;[.D172]&amp;&quot;)&quot;" office:value-type="string" office:string-value="            dta b(24)" calcext:value-type="string">
            <text:p><text:s text:c="12"/>dta b(24)</text:p>
          </table:table-cell>
          <table:table-cell table:formula="of:=&quot;            dta b(&quot;&amp;[.E172]&amp;&quot;)&quot;" office:value-type="string" office:string-value="            dta b(8)" calcext:value-type="string">
            <text:p><text:s text:c="12"/>dta b(8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73]" office:value-type="float" office:value="23" calcext:value-type="float">
            <text:p>23</text:p>
          </table:table-cell>
          <table:table-cell table:formula="of:=[.B173]*2" office:value-type="float" office:value="10" calcext:value-type="float">
            <text:p>10</text:p>
          </table:table-cell>
          <table:table-cell table:number-columns-repeated="2"/>
          <table:table-cell table:formula="of:=&quot;            dta b(&quot;&amp;[.D173]&amp;&quot;)&quot;" office:value-type="string" office:string-value="            dta b(23)" calcext:value-type="string">
            <text:p><text:s text:c="12"/>dta b(23)</text:p>
          </table:table-cell>
          <table:table-cell table:formula="of:=&quot;            dta b(&quot;&amp;[.E173]&amp;&quot;)&quot;" office:value-type="string" office:string-value="            dta b(10)" calcext:value-type="string">
            <text:p><text:s text:c="12"/>dta b(10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74]" office:value-type="float" office:value="22" calcext:value-type="float">
            <text:p>22</text:p>
          </table:table-cell>
          <table:table-cell table:formula="of:=[.B174]*2" office:value-type="float" office:value="12" calcext:value-type="float">
            <text:p>12</text:p>
          </table:table-cell>
          <table:table-cell table:number-columns-repeated="2"/>
          <table:table-cell table:formula="of:=&quot;            dta b(&quot;&amp;[.D174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174]&amp;&quot;)&quot;" office:value-type="string" office:string-value="            dta b(12)" calcext:value-type="string">
            <text:p><text:s text:c="12"/>dta b(12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75]" office:value-type="float" office:value="21" calcext:value-type="float">
            <text:p>21</text:p>
          </table:table-cell>
          <table:table-cell table:formula="of:=[.B175]*2" office:value-type="float" office:value="12" calcext:value-type="float">
            <text:p>12</text:p>
          </table:table-cell>
          <table:table-cell table:number-columns-repeated="2"/>
          <table:table-cell table:formula="of:=&quot;            dta b(&quot;&amp;[.D175]&amp;&quot;)&quot;" office:value-type="string" office:string-value="            dta b(21)" calcext:value-type="string">
            <text:p><text:s text:c="12"/>dta b(21)</text:p>
          </table:table-cell>
          <table:table-cell table:formula="of:=&quot;            dta b(&quot;&amp;[.E175]&amp;&quot;)&quot;" office:value-type="string" office:string-value="            dta b(12)" calcext:value-type="string">
            <text:p><text:s text:c="12"/>dta b(12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76]" office:value-type="float" office:value="20" calcext:value-type="float">
            <text:p>20</text:p>
          </table:table-cell>
          <table:table-cell table:formula="of:=[.B176]*2" office:value-type="float" office:value="10" calcext:value-type="float">
            <text:p>10</text:p>
          </table:table-cell>
          <table:table-cell table:number-columns-repeated="2"/>
          <table:table-cell table:formula="of:=&quot;            dta b(&quot;&amp;[.D176]&amp;&quot;)&quot;" office:value-type="string" office:string-value="            dta b(20)" calcext:value-type="string">
            <text:p><text:s text:c="12"/>dta b(20)</text:p>
          </table:table-cell>
          <table:table-cell table:formula="of:=&quot;            dta b(&quot;&amp;[.E176]&amp;&quot;)&quot;" office:value-type="string" office:string-value="            dta b(10)" calcext:value-type="string">
            <text:p><text:s text:c="12"/>dta b(1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20:02:28.796000000</meta:creation-date>
    <dc:date>2021-02-10T22:06:22.746000000</dc:date>
    <meta:editing-duration>PT1H20M51S</meta:editing-duration>
    <meta:editing-cycles>5</meta:editing-cycles>
    <meta:generator>LibreOffice/7.0.4.2$Windows_X86_64 LibreOffice_project/dcf040e67528d9187c66b2379df5ea4407429775</meta:generator>
    <meta:document-statistic meta:table-count="1" meta:cell-count="1056" meta:object-count="0"/>
  </office:meta>
</office:document-meta>
</file>